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start="Circle" draw:marker-start-width="0.25cm" draw:marker-end="Arrow" draw:marker-end-width="0.25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23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layer="layout" svg:width="2.048cm" svg:height="0.952cm" svg:x="2.954cm" svg:y="10.028cm">
          <text:p/>
        </draw:rect>
        <draw:line draw:style-name="gr2" draw:text-style-name="P1" draw:layer="layout" svg:x1="3.991cm" svg:y1="10.504cm" svg:x2="6.479cm" svg:y2="10.504cm">
          <text:p/>
        </draw:line>
        <draw:frame draw:style-name="gr3" draw:text-style-name="P1" draw:layer="layout" svg:width="2.824cm" svg:height="1.025cm" svg:x="2.67cm" svg:y="8.918cm">
          <draw:text-box>
            <text:p text:style-name="P2"><text:s/>t1</text:p>
          </draw:text-box>
        </draw:frame>
        <draw:rect draw:style-name="gr4" draw:layer="layout" svg:width="2.022cm" svg:height="0.979cm" svg:x="6.505cm" svg:y="9.978cm">
          <text:p text:style-name="P3">4</text:p>
        </draw:rect>
        <draw:rect draw:style-name="gr4" draw:layer="layout" svg:width="2.022cm" svg:height="0.979cm" svg:x="8.527cm" svg:y="9.978cm">
          <text:p text:style-name="P3">5</text:p>
        </draw:rect>
        <draw:rect draw:style-name="gr4" draw:layer="layout" svg:width="2.022cm" svg:height="0.979cm" svg:x="10.549cm" svg:y="9.978cm">
          <text:p text:style-name="P3">6</text:p>
        </draw:rect>
        <draw:rect draw:style-name="gr1" draw:layer="layout" svg:width="2.048cm" svg:height="0.952cm" svg:x="2.98cm" svg:y="12.542cm">
          <text:p/>
        </draw:rect>
        <draw:frame draw:style-name="gr3" draw:text-style-name="P1" draw:layer="layout" svg:width="2.824cm" svg:height="1.025cm" svg:x="2.618cm" svg:y="11.458cm">
          <draw:text-box>
            <text:p text:style-name="P2"><text:s/>t2</text:p>
          </draw:text-box>
        </draw:frame>
        <draw:line draw:style-name="gr2" draw:text-style-name="P1" draw:layer="layout" svg:x1="4.075cm" svg:y1="12.993cm" svg:x2="6.427cm" svg:y2="11.1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fr" fo:country="BE" style:font-family-asian="'Kochi Mincho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Kochi Gothic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3-10-31T17:38:34</meta:creation-date>
    <dc:date>2003-10-31T21:06:08</dc:date>
    <dc:language>fr-BE</dc:language>
    <meta:editing-cycles>3</meta:editing-cycles>
    <meta:editing-duration>PT12M13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